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b05" officeooo:paragraph-rsid="00188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pliku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1:27:19.601459584</meta:creation-date>
    <dc:date>2023-01-09T21:28:18.492798367</dc:date>
    <meta:editing-duration>PT1M7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